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7000001D33AF77F0F.png" manifest:media-type="image/png"/>
  <manifest:file-entry manifest:full-path="Pictures/1000000000000332000002E5DDCBAD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4fb" officeooo:paragraph-rsid="000474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 Terminal ( = console) pour créer un bundle :</text:p>
      <text:p text:style-name="P1"><draw:frame draw:style-name="fr1" draw:name="Image1" text:anchor-type="paragraph" svg:width="17.59cm" svg:height="15.933cm" draw:z-index="0"><draw:image xlink:href="Pictures/1000000000000332000002E5DDCBAD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paragraph" svg:width="17.59cm" svg:height="11.552cm" draw:z-index="1"><draw:image xlink:href="Pictures/10000000000002C7000001D33AF77F0F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7:33:25.352619722</meta:creation-date>
    <dc:date>2014-11-18T17:46:43.436169283</dc:date>
    <meta:editing-duration>P0D</meta:editing-duration>
    <meta:editing-cycles>1</meta:editing-cycles>
    <meta:document-statistic meta:table-count="0" meta:image-count="2" meta:object-count="0" meta:page-count="2" meta:paragraph-count="1" meta:word-count="10" meta:character-count="53" meta:non-whitespace-character-count="44"/>
    <meta:generator>LibreOffice/4.2.4.2$Linux_X86_64 LibreOffice_project/420m0$Build-2</meta:generator>
  </office:meta>
</office:document-meta>
</file>